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07.61mm" svg:height="116.88mm" svg:x="339.49mm" svg:y="5.31mm">
            <draw:object draw:notify-on-update-of-ranges="Sheet1.A2:Sheet1.A22 Sheet1.B2:Sheet1.B22 Sheet1.C2:Sheet1.C22 Sheet1.D2:Sheet1.D22 Sheet1.M2:Sheet1.M22 Sheet1.N2:Sheet1.N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utilization_level</text:p>
          </table:table-cell>
          <table:table-cell office:value-type="string" calcext:value-type="string">
            <text:p>ilp_percent_schedulable</text:p>
          </table:table-cell>
          <table:table-cell office:value-type="string" calcext:value-type="string">
            <text:p>wf_percent_schedulable</text:p>
          </table:table-cell>
          <table:table-cell office:value-type="string" calcext:value-type="string">
            <text:p>ffbb_percent_schedulable</text:p>
          </table:table-cell>
          <table:table-cell office:value-type="string" calcext:value-type="string">
            <text:p>ilp_percent_timeout</text:p>
          </table:table-cell>
          <table:table-cell office:value-type="string" calcext:value-type="string">
            <text:p>ilp_total_time_seconds</text:p>
          </table:table-cell>
          <table:table-cell office:value-type="string" calcext:value-type="string">
            <text:p>wf_total_time_seconds</text:p>
          </table:table-cell>
          <table:table-cell office:value-type="string" calcext:value-type="string">
            <text:p>ffbb_total_time_seconds</text:p>
          </table:table-cell>
          <table:table-cell office:value-type="string" calcext:value-type="string">
            <text:p>ilp_average_time_seconds</text:p>
          </table:table-cell>
          <table:table-cell office:value-type="string" calcext:value-type="string">
            <text:p>wf_average_time_seconds</text:p>
          </table:table-cell>
          <table:table-cell office:value-type="string" calcext:value-type="string">
            <text:p>ffbb_average_time_seconds</text:p>
          </table:table-cell>
          <table:table-cell/>
          <table:table-cell office:value-type="string" calcext:value-type="string">
            <text:p>ILP – P2</text:p>
          </table:table-cell>
          <table:table-cell office:value-type="string" calcext:value-type="string">
            <text:p>WF – P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8"/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9.85" calcext:value-type="float">
            <text:p>99.85</text:p>
          </table:table-cell>
          <table:table-cell office:value-type="float" office:value="0" calcext:value-type="float">
            <text:p>0</text:p>
          </table:table-cell>
          <table:table-cell office:value-type="float" office:value="37.9312866940099" calcext:value-type="float">
            <text:p>37.9312866940099</text:p>
          </table:table-cell>
          <table:table-cell office:value-type="float" office:value="1.04135" calcext:value-type="float">
            <text:p>1.04135</text:p>
          </table:table-cell>
          <table:table-cell office:value-type="float" office:value="6.256123" calcext:value-type="float">
            <text:p>6.256123</text:p>
          </table:table-cell>
          <table:table-cell office:value-type="float" office:value="0.0379312866940099" calcext:value-type="float">
            <text:p>0.03793128669401</text:p>
          </table:table-cell>
          <table:table-cell office:value-type="float" office:value="0.00104135" calcext:value-type="float">
            <text:p>0.00104135</text:p>
          </table:table-cell>
          <table:table-cell office:value-type="float" office:value="0.006256123" calcext:value-type="float">
            <text:p>0.006256123</text:p>
          </table:table-cell>
          <table:table-cell/>
          <table:table-cell office:value-type="float" office:value="99.98" calcext:value-type="float">
            <text:p>99.98</text:p>
          </table:table-cell>
          <table:table-cell office:value-type="float" office:value="99.95" calcext:value-type="float">
            <text:p>99.9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3" office:value-type="float" office:value="99.6" calcext:value-type="float">
            <text:p>99.6</text:p>
          </table:table-cell>
          <table:table-cell office:value-type="float" office:value="0" calcext:value-type="float">
            <text:p>0</text:p>
          </table:table-cell>
          <table:table-cell office:value-type="float" office:value="42.6005432340025" calcext:value-type="float">
            <text:p>42.6005432340025</text:p>
          </table:table-cell>
          <table:table-cell office:value-type="float" office:value="1.024163" calcext:value-type="float">
            <text:p>1.024163</text:p>
          </table:table-cell>
          <table:table-cell office:value-type="float" office:value="11.802235" calcext:value-type="float">
            <text:p>11.802235</text:p>
          </table:table-cell>
          <table:table-cell office:value-type="float" office:value="0.0426005432340025" calcext:value-type="float">
            <text:p>0.042600543234003</text:p>
          </table:table-cell>
          <table:table-cell office:value-type="float" office:value="0.001024163" calcext:value-type="float">
            <text:p>0.001024163</text:p>
          </table:table-cell>
          <table:table-cell office:value-type="float" office:value="0.011802235" calcext:value-type="float">
            <text:p>0.011802235</text:p>
          </table:table-cell>
          <table:table-cell/>
          <table:table-cell office:value-type="float" office:value="99.96" calcext:value-type="float">
            <text:p>99.96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2" office:value-type="float" office:value="99.4" calcext:value-type="float">
            <text:p>99.4</text:p>
          </table:table-cell>
          <table:table-cell office:value-type="float" office:value="98.9" calcext:value-type="float">
            <text:p>98.9</text:p>
          </table:table-cell>
          <table:table-cell office:value-type="float" office:value="0" calcext:value-type="float">
            <text:p>0</text:p>
          </table:table-cell>
          <table:table-cell office:value-type="float" office:value="49.5659972419862" calcext:value-type="float">
            <text:p>49.5659972419862</text:p>
          </table:table-cell>
          <table:table-cell office:value-type="float" office:value="1.009033" calcext:value-type="float">
            <text:p>1.009033</text:p>
          </table:table-cell>
          <table:table-cell office:value-type="float" office:value="17.868195" calcext:value-type="float">
            <text:p>17.868195</text:p>
          </table:table-cell>
          <table:table-cell office:value-type="float" office:value="0.0495659972419862" calcext:value-type="float">
            <text:p>0.049565997241986</text:p>
          </table:table-cell>
          <table:table-cell office:value-type="float" office:value="0.001009033" calcext:value-type="float">
            <text:p>0.001009033</text:p>
          </table:table-cell>
          <table:table-cell office:value-type="float" office:value="0.017868195" calcext:value-type="float">
            <text:p>0.017868195</text:p>
          </table:table-cell>
          <table:table-cell/>
          <table:table-cell office:value-type="float" office:value="99.94" calcext:value-type="float">
            <text:p>99.9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95.4" calcext:value-type="float">
            <text:p>95.4</text:p>
          </table:table-cell>
          <table:table-cell office:value-type="float" office:value="95.1" calcext:value-type="float">
            <text:p>95.1</text:p>
          </table:table-cell>
          <table:table-cell office:value-type="float" office:value="91.4" calcext:value-type="float">
            <text:p>91.4</text:p>
          </table:table-cell>
          <table:table-cell office:value-type="float" office:value="0" calcext:value-type="float">
            <text:p>0</text:p>
          </table:table-cell>
          <table:table-cell office:value-type="float" office:value="52.3668002270233" calcext:value-type="float">
            <text:p>52.3668002270233</text:p>
          </table:table-cell>
          <table:table-cell office:value-type="float" office:value="1.042101" calcext:value-type="float">
            <text:p>1.042101</text:p>
          </table:table-cell>
          <table:table-cell office:value-type="float" office:value="22.387033" calcext:value-type="float">
            <text:p>22.387033</text:p>
          </table:table-cell>
          <table:table-cell office:value-type="float" office:value="0.0523668002270233" calcext:value-type="float">
            <text:p>0.052366800227023</text:p>
          </table:table-cell>
          <table:table-cell office:value-type="float" office:value="0.001042101" calcext:value-type="float">
            <text:p>0.001042101</text:p>
          </table:table-cell>
          <table:table-cell office:value-type="float" office:value="0.022387033" calcext:value-type="float">
            <text:p>0.022387033</text:p>
          </table:table-cell>
          <table:table-cell/>
          <table:table-cell office:value-type="float" office:value="99.92" calcext:value-type="float">
            <text:p>99.92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.5" calcext:value-type="float">
            <text:p>88.5</text:p>
          </table:table-cell>
          <table:table-cell office:value-type="float" office:value="87.6" calcext:value-type="float">
            <text:p>87.6</text:p>
          </table:table-cell>
          <table:table-cell office:value-type="float" office:value="77.1" calcext:value-type="float">
            <text:p>77.1</text:p>
          </table:table-cell>
          <table:table-cell office:value-type="float" office:value="0" calcext:value-type="float">
            <text:p>0</text:p>
          </table:table-cell>
          <table:table-cell office:value-type="float" office:value="48.8590911510064" calcext:value-type="float">
            <text:p>48.8590911510064</text:p>
          </table:table-cell>
          <table:table-cell office:value-type="float" office:value="0.989452" calcext:value-type="float">
            <text:p>0.989452</text:p>
          </table:table-cell>
          <table:table-cell office:value-type="float" office:value="24.056715" calcext:value-type="float">
            <text:p>24.056715</text:p>
          </table:table-cell>
          <table:table-cell office:value-type="float" office:value="0.0488590911510064" calcext:value-type="float">
            <text:p>0.048859091151006</text:p>
          </table:table-cell>
          <table:table-cell office:value-type="float" office:value="0.000989452" calcext:value-type="float">
            <text:p>0.000989452</text:p>
          </table:table-cell>
          <table:table-cell office:value-type="float" office:value="0.024056715" calcext:value-type="float">
            <text:p>0.024056715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82.1" calcext:value-type="float">
            <text:p>82.1</text:p>
          </table:table-cell>
          <table:table-cell office:value-type="float" office:value="79.5" calcext:value-type="float">
            <text:p>79.5</text:p>
          </table:table-cell>
          <table:table-cell office:value-type="float" office:value="63.9" calcext:value-type="float">
            <text:p>63.9</text:p>
          </table:table-cell>
          <table:table-cell office:value-type="float" office:value="0" calcext:value-type="float">
            <text:p>0</text:p>
          </table:table-cell>
          <table:table-cell office:value-type="float" office:value="48.0318942179874" calcext:value-type="float">
            <text:p>48.0318942179874</text:p>
          </table:table-cell>
          <table:table-cell office:value-type="float" office:value="0.952755" calcext:value-type="float">
            <text:p>0.952755</text:p>
          </table:table-cell>
          <table:table-cell office:value-type="float" office:value="26.27243" calcext:value-type="float">
            <text:p>26.27243</text:p>
          </table:table-cell>
          <table:table-cell office:value-type="float" office:value="0.0480318942179874" calcext:value-type="float">
            <text:p>0.048031894217987</text:p>
          </table:table-cell>
          <table:table-cell office:value-type="float" office:value="0.000952755" calcext:value-type="float">
            <text:p>0.000952755</text:p>
          </table:table-cell>
          <table:table-cell office:value-type="float" office:value="0.02627243" calcext:value-type="float">
            <text:p>0.02627243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72.4" calcext:value-type="float">
            <text:p>72.4</text:p>
          </table:table-cell>
          <table:table-cell office:value-type="float" office:value="63.1" calcext:value-type="float">
            <text:p>63.1</text:p>
          </table:table-cell>
          <table:table-cell office:value-type="float" office:value="44.6" calcext:value-type="float">
            <text:p>44.6</text:p>
          </table:table-cell>
          <table:table-cell office:value-type="float" office:value="0" calcext:value-type="float">
            <text:p>0</text:p>
          </table:table-cell>
          <table:table-cell office:value-type="float" office:value="48.3367044979968" calcext:value-type="float">
            <text:p>48.3367044979968</text:p>
          </table:table-cell>
          <table:table-cell office:value-type="float" office:value="0.973406999999999" calcext:value-type="float">
            <text:p>0.973406999999999</text:p>
          </table:table-cell>
          <table:table-cell office:value-type="float" office:value="26.416218" calcext:value-type="float">
            <text:p>26.416218</text:p>
          </table:table-cell>
          <table:table-cell office:value-type="float" office:value="0.0483367044979968" calcext:value-type="float">
            <text:p>0.048336704497997</text:p>
          </table:table-cell>
          <table:table-cell office:value-type="float" office:value="0.000973406999999999" calcext:value-type="float">
            <text:p>0.000973407</text:p>
          </table:table-cell>
          <table:table-cell office:value-type="float" office:value="0.026416218" calcext:value-type="float">
            <text:p>0.026416218</text:p>
          </table:table-cell>
          <table:table-cell/>
          <table:table-cell office:value-type="float" office:value="89.5" calcext:value-type="float">
            <text:p>89.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59.8" calcext:value-type="float">
            <text:p>59.8</text:p>
          </table:table-cell>
          <table:table-cell office:value-type="float" office:value="45" calcext:value-type="float">
            <text:p>45</text:p>
          </table:table-cell>
          <table:table-cell office:value-type="float" office:value="29.1" calcext:value-type="float">
            <text:p>29.1</text:p>
          </table:table-cell>
          <table:table-cell office:value-type="float" office:value="0" calcext:value-type="float">
            <text:p>0</text:p>
          </table:table-cell>
          <table:table-cell office:value-type="float" office:value="57.1349867669778" calcext:value-type="float">
            <text:p>57.1349867669778</text:p>
          </table:table-cell>
          <table:table-cell office:value-type="float" office:value="0.986919000000001" calcext:value-type="float">
            <text:p>0.986919000000001</text:p>
          </table:table-cell>
          <table:table-cell office:value-type="float" office:value="26.196202" calcext:value-type="float">
            <text:p>26.196202</text:p>
          </table:table-cell>
          <table:table-cell office:value-type="float" office:value="0.0571349867669778" calcext:value-type="float">
            <text:p>0.057134986766978</text:p>
          </table:table-cell>
          <table:table-cell office:value-type="float" office:value="0.000986919000000001" calcext:value-type="float">
            <text:p>0.000986919</text:p>
          </table:table-cell>
          <table:table-cell office:value-type="float" office:value="0.026196202" calcext:value-type="float">
            <text:p>0.026196202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53.5" calcext:value-type="float">
            <text:p>53.5</text:p>
          </table:table-cell>
          <table:table-cell office:value-type="float" office:value="35.1" calcext:value-type="float">
            <text:p>35.1</text:p>
          </table:table-cell>
          <table:table-cell office:value-type="float" office:value="19.9" calcext:value-type="float">
            <text:p>19.9</text:p>
          </table:table-cell>
          <table:table-cell office:value-type="float" office:value="0" calcext:value-type="float">
            <text:p>0</text:p>
          </table:table-cell>
          <table:table-cell office:value-type="float" office:value="77.8581462460124" calcext:value-type="float">
            <text:p>77.8581462460124</text:p>
          </table:table-cell>
          <table:table-cell office:value-type="float" office:value="0.998468" calcext:value-type="float">
            <text:p>0.998468</text:p>
          </table:table-cell>
          <table:table-cell office:value-type="float" office:value="24.973553" calcext:value-type="float">
            <text:p>24.973553</text:p>
          </table:table-cell>
          <table:table-cell office:value-type="float" office:value="0.0778581462460125" calcext:value-type="float">
            <text:p>0.077858146246013</text:p>
          </table:table-cell>
          <table:table-cell office:value-type="float" office:value="0.000998468" calcext:value-type="float">
            <text:p>0.000998468</text:p>
          </table:table-cell>
          <table:table-cell office:value-type="float" office:value="0.024973553" calcext:value-type="float">
            <text:p>0.024973553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.2" calcext:value-type="float">
            <text:p>40.2</text:p>
          </table:table-cell>
          <table:table-cell office:value-type="float" office:value="23.6" calcext:value-type="float">
            <text:p>23.6</text:p>
          </table:table-cell>
          <table:table-cell office:value-type="float" office:value="13.7" calcext:value-type="float">
            <text:p>13.7</text:p>
          </table:table-cell>
          <table:table-cell office:value-type="float" office:value="0" calcext:value-type="float">
            <text:p>0</text:p>
          </table:table-cell>
          <table:table-cell office:value-type="float" office:value="95.3810450900028" calcext:value-type="float">
            <text:p>95.3810450900028</text:p>
          </table:table-cell>
          <table:table-cell office:value-type="float" office:value="0.955168" calcext:value-type="float">
            <text:p>0.955168</text:p>
          </table:table-cell>
          <table:table-cell office:value-type="float" office:value="24.860286" calcext:value-type="float">
            <text:p>24.860286</text:p>
          </table:table-cell>
          <table:table-cell office:value-type="float" office:value="0.0953810450900028" calcext:value-type="float">
            <text:p>0.095381045090003</text:p>
          </table:table-cell>
          <table:table-cell office:value-type="float" office:value="0.000955168" calcext:value-type="float">
            <text:p>0.000955168</text:p>
          </table:table-cell>
          <table:table-cell office:value-type="float" office:value="0.024860286" calcext:value-type="float">
            <text:p>0.024860286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30.1" calcext:value-type="float">
            <text:p>30.1</text:p>
          </table:table-cell>
          <table:table-cell office:value-type="float" office:value="15.9" calcext:value-type="float">
            <text:p>15.9</text:p>
          </table:table-cell>
          <table:table-cell office:value-type="float" office:value="8.4" calcext:value-type="float">
            <text:p>8.4</text:p>
          </table:table-cell>
          <table:table-cell office:value-type="float" office:value="0" calcext:value-type="float">
            <text:p>0</text:p>
          </table:table-cell>
          <table:table-cell office:value-type="float" office:value="118.489304433007" calcext:value-type="float">
            <text:p>118.489304433007</text:p>
          </table:table-cell>
          <table:table-cell office:value-type="float" office:value="0.931061999999999" calcext:value-type="float">
            <text:p>0.931061999999999</text:p>
          </table:table-cell>
          <table:table-cell office:value-type="float" office:value="24.354122" calcext:value-type="float">
            <text:p>24.354122</text:p>
          </table:table-cell>
          <table:table-cell office:value-type="float" office:value="0.118489304433007" calcext:value-type="float">
            <text:p>0.118489304433007</text:p>
          </table:table-cell>
          <table:table-cell office:value-type="float" office:value="0.000931061999999999" calcext:value-type="float">
            <text:p>0.000931062</text:p>
          </table:table-cell>
          <table:table-cell office:value-type="float" office:value="0.024354122" calcext:value-type="float">
            <text:p>0.024354122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9.1" calcext:value-type="float">
            <text:p>19.1</text:p>
          </table:table-cell>
          <table:table-cell office:value-type="float" office:value="8.5" calcext:value-type="float">
            <text:p>8.5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153.198399252992" calcext:value-type="float">
            <text:p>153.198399252992</text:p>
          </table:table-cell>
          <table:table-cell office:value-type="float" office:value="0.89459" calcext:value-type="float">
            <text:p>0.89459</text:p>
          </table:table-cell>
          <table:table-cell office:value-type="float" office:value="23.962757" calcext:value-type="float">
            <text:p>23.962757</text:p>
          </table:table-cell>
          <table:table-cell office:value-type="float" office:value="0.153198399252992" calcext:value-type="float">
            <text:p>0.153198399252992</text:p>
          </table:table-cell>
          <table:table-cell office:value-type="float" office:value="0.00089459" calcext:value-type="float">
            <text:p>0.00089459</text:p>
          </table:table-cell>
          <table:table-cell office:value-type="float" office:value="0.023962757" calcext:value-type="float">
            <text:p>0.023962757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12.7" calcext:value-type="float">
            <text:p>12.7</text:p>
          </table:table-cell>
          <table:table-cell office:value-type="float" office:value="5.4" calcext:value-type="float">
            <text:p>5.4</text:p>
          </table:table-cell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float" office:value="267.987529413007" calcext:value-type="float">
            <text:p>267.987529413007</text:p>
          </table:table-cell>
          <table:table-cell office:value-type="float" office:value="0.848884999999997" calcext:value-type="float">
            <text:p>0.848884999999997</text:p>
          </table:table-cell>
          <table:table-cell office:value-type="float" office:value="23.729417" calcext:value-type="float">
            <text:p>23.729417</text:p>
          </table:table-cell>
          <table:table-cell office:value-type="float" office:value="0.267987529413007" calcext:value-type="float">
            <text:p>0.267987529413007</text:p>
          </table:table-cell>
          <table:table-cell office:value-type="float" office:value="0.000848884999999997" calcext:value-type="float">
            <text:p>0.000848885</text:p>
          </table:table-cell>
          <table:table-cell office:value-type="float" office:value="0.023729417" calcext:value-type="float">
            <text:p>0.02372941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7.3" calcext:value-type="float">
            <text:p>7.3</text:p>
          </table:table-cell>
          <table:table-cell office:value-type="float" office:value="3.2" calcext:value-type="float">
            <text:p>3.2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331.554784854002" calcext:value-type="float">
            <text:p>331.554784854002</text:p>
          </table:table-cell>
          <table:table-cell office:value-type="float" office:value="0.851707" calcext:value-type="float">
            <text:p>0.851707</text:p>
          </table:table-cell>
          <table:table-cell office:value-type="float" office:value="23.305364" calcext:value-type="float">
            <text:p>23.305364</text:p>
          </table:table-cell>
          <table:table-cell office:value-type="float" office:value="0.331554784854002" calcext:value-type="float">
            <text:p>0.331554784854002</text:p>
          </table:table-cell>
          <table:table-cell office:value-type="float" office:value="0.000851707" calcext:value-type="float">
            <text:p>0.000851707</text:p>
          </table:table-cell>
          <table:table-cell office:value-type="float" office:value="0.023305364" calcext:value-type="float">
            <text:p>0.02330536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995.10409167501" calcext:value-type="float">
            <text:p>995.10409167501</text:p>
          </table:table-cell>
          <table:table-cell office:value-type="float" office:value="0.843423999999997" calcext:value-type="float">
            <text:p>0.843423999999997</text:p>
          </table:table-cell>
          <table:table-cell office:value-type="float" office:value="23.434257" calcext:value-type="float">
            <text:p>23.434257</text:p>
          </table:table-cell>
          <table:table-cell office:value-type="float" office:value="0.99510409167501" calcext:value-type="float">
            <text:p>0.99510409167501</text:p>
          </table:table-cell>
          <table:table-cell office:value-type="float" office:value="0.000843423999999997" calcext:value-type="float">
            <text:p>0.000843424</text:p>
          </table:table-cell>
          <table:table-cell office:value-type="float" office:value="0.023434257" calcext:value-type="float">
            <text:p>0.02343425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2.3" calcext:value-type="float">
            <text:p>2.3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728.728040887014" calcext:value-type="float">
            <text:p>728.728040887014</text:p>
          </table:table-cell>
          <table:table-cell office:value-type="float" office:value="0.836048000000001" calcext:value-type="float">
            <text:p>0.836048000000001</text:p>
          </table:table-cell>
          <table:table-cell office:value-type="float" office:value="21.569863" calcext:value-type="float">
            <text:p>21.569863</text:p>
          </table:table-cell>
          <table:table-cell office:value-type="float" office:value="0.728728040887014" calcext:value-type="float">
            <text:p>0.728728040887014</text:p>
          </table:table-cell>
          <table:table-cell office:value-type="float" office:value="0.000836048000000001" calcext:value-type="float">
            <text:p>0.000836048</text:p>
          </table:table-cell>
          <table:table-cell office:value-type="float" office:value="0.021569863" calcext:value-type="float">
            <text:p>0.02156986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909.074467676037" calcext:value-type="float">
            <text:p>909.074467676037</text:p>
          </table:table-cell>
          <table:table-cell office:value-type="float" office:value="0.850666999999999" calcext:value-type="float">
            <text:p>0.850666999999999</text:p>
          </table:table-cell>
          <table:table-cell office:value-type="float" office:value="18.971424" calcext:value-type="float">
            <text:p>18.971424</text:p>
          </table:table-cell>
          <table:table-cell office:value-type="float" office:value="0.909074467676037" calcext:value-type="float">
            <text:p>0.909074467676037</text:p>
          </table:table-cell>
          <table:table-cell office:value-type="float" office:value="0.000850666999999999" calcext:value-type="float">
            <text:p>0.000850667</text:p>
          </table:table-cell>
          <table:table-cell office:value-type="float" office:value="0.018971424" calcext:value-type="float">
            <text:p>0.018971424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806.699701431031" calcext:value-type="float">
            <text:p>806.699701431031</text:p>
          </table:table-cell>
          <table:table-cell office:value-type="float" office:value="0.873712" calcext:value-type="float">
            <text:p>0.873712</text:p>
          </table:table-cell>
          <table:table-cell office:value-type="float" office:value="17.630793" calcext:value-type="float">
            <text:p>17.630793</text:p>
          </table:table-cell>
          <table:table-cell office:value-type="float" office:value="0.806699701431031" calcext:value-type="float">
            <text:p>0.806699701431031</text:p>
          </table:table-cell>
          <table:table-cell office:value-type="float" office:value="0.000873712" calcext:value-type="float">
            <text:p>0.000873712</text:p>
          </table:table-cell>
          <table:table-cell office:value-type="float" office:value="0.017630793" calcext:value-type="float">
            <text:p>0.017630793</text:p>
          </table:table-cell>
          <table:table-cell/>
          <table:table-cell table:number-columns-repeated="2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492.867959697025" calcext:value-type="float">
            <text:p>492.867959697025</text:p>
          </table:table-cell>
          <table:table-cell office:value-type="float" office:value="0.835327999999999" calcext:value-type="float">
            <text:p>0.835327999999999</text:p>
          </table:table-cell>
          <table:table-cell office:value-type="float" office:value="17.620268" calcext:value-type="float">
            <text:p>17.620268</text:p>
          </table:table-cell>
          <table:table-cell office:value-type="float" office:value="0.492867959697025" calcext:value-type="float">
            <text:p>0.492867959697025</text:p>
          </table:table-cell>
          <table:table-cell office:value-type="float" office:value="0.000835327999999999" calcext:value-type="float">
            <text:p>0.000835328</text:p>
          </table:table-cell>
          <table:table-cell office:value-type="float" office:value="0.017620268" calcext:value-type="float">
            <text:p>0.017620268</text:p>
          </table:table-cell>
          <table:table-cell/>
          <table:table-cell table:number-columns-repeated="2"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533.987782706014" calcext:value-type="float">
            <text:p>533.987782706014</text:p>
          </table:table-cell>
          <table:table-cell office:value-type="float" office:value="0.840570999999999" calcext:value-type="float">
            <text:p>0.840570999999999</text:p>
          </table:table-cell>
          <table:table-cell office:value-type="float" office:value="16.80807" calcext:value-type="float">
            <text:p>16.80807</text:p>
          </table:table-cell>
          <table:table-cell office:value-type="float" office:value="0.533987782706014" calcext:value-type="float">
            <text:p>0.533987782706014</text:p>
          </table:table-cell>
          <table:table-cell office:value-type="float" office:value="0.000840570999999999" calcext:value-type="float">
            <text:p>0.000840571</text:p>
          </table:table-cell>
          <table:table-cell office:value-type="float" office:value="0.01680807" calcext:value-type="float">
            <text:p>0.01680807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F3:.F22])" office:value-type="float" office:value="5895.75855739214" calcext:value-type="float">
            <text:p>5895.75855739214</text:p>
          </table:table-cell>
          <table:table-cell table:formula="of:=[.F23]/3600" office:value-type="float" office:value="1.63771071038671" calcext:value-type="float">
            <text:p>1.63771071038671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6">0000-00-00</text:date>, <text:time style:data-style-name="N2" text:time-value="10:55:21.7049048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7T20:50:38.832489122</meta:creation-date>
    <dc:date>2020-04-06T11:05:51.900805196</dc:date>
    <meta:editing-duration>P4DT4H36M4S</meta:editing-duration>
    <meta:editing-cycles>11</meta:editing-cycles>
    <meta:generator>LibreOffice/6.0.7.3$Linux_X86_64 LibreOffice_project/00m0$Build-3</meta:generator>
    <meta:document-statistic meta:table-count="1" meta:cell-count="281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" chart:maximum="100" chart:interval-major="10" chart:interval-minor-divisor="4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a09600" draw:fill-color="#a096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1b75bc" draw:fill-color="#1b75b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cm" chart:symbol-height="0.2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762cm" svg:height="11.689cm" xlink:href=".." xlink:type="simple" chart:class="chart:line" chart:style-name="ch1">
        <chart:legend chart:legend-position="top" svg:x="4.53cm" svg:y="0.185cm" style:legend-expansion="wide" chart:style-name="ch2"/>
        <chart:plot-area chart:style-name="ch3" table:cell-range-address="Sheet1.A2:Sheet1.D22 Sheet1.M2:Sheet1.N22" chart:data-source-has-labels="both" svg:x="1.242cm" svg:y="0.8cm" svg:width="18.92cm" svg:height="9.845cm">
          <chartooo:coordinate-region svg:x="2.049cm" svg:y="0.999cm" svg:width="18.019cm" svg:height="8.999cm"/>
          <chart:axis chart:dimension="x" chart:name="primary-x" chart:style-name="ch4" chartooo:axis-type="auto">
            <chartooo:date-scale/>
            <chart:title svg:x="9.494cm" svg:y="10.878cm" chart:style-name="ch5">
              <text:p>Utilization Level</text:p>
            </chart:title>
            <chart:categories table:cell-range-address="Sheet1.A2:Sheet1.A22"/>
            <chart:grid chart:style-name="ch6" chart:class="major"/>
          </chart:axis>
          <chart:axis chart:dimension="y" chart:name="primary-y" chart:style-name="ch7">
            <chart:title svg:x="0.267cm" svg:y="7.089cm" chart:style-name="ch8">
              <text:p>Schedulability (%)</text:p>
            </chart:title>
            <chart:grid chart:style-name="ch6" chart:class="major"/>
          </chart:axis>
          <chart:series chart:style-name="ch9" chart:values-cell-range-address="Sheet1.B2:Sheet1.B22" loext:label-string="&quot;ILP&quot;" chart:class="chart:line">
            <chart:data-point chart:repeated="21"/>
          </chart:series>
          <chart:series chart:style-name="ch10" chart:values-cell-range-address="Sheet1.C2:Sheet1.C22" loext:label-string="&quot;WF&quot;" chart:class="chart:line">
            <chart:data-point chart:repeated="21"/>
          </chart:series>
          <chart:series chart:style-name="ch11" chart:values-cell-range-address="Sheet1.D2:Sheet1.D22" loext:label-string="&quot;FFBB&quot;" chart:class="chart:line">
            <chart:data-point chart:repeated="21"/>
          </chart:series>
          <chart:series chart:style-name="ch12" chart:values-cell-range-address="Sheet1.M2:Sheet1.M22" loext:label-string="&quot;ILP - Paper 2&quot;" chart:class="chart:line">
            <chart:data-point chart:repeated="21"/>
          </chart:series>
          <chart:series chart:style-name="ch13" chart:values-cell-range-address="Sheet1.N2:Sheet1.N22" loext:label-string="&quot;WF - Paper 2&quot;" chart:class="chart:line">
            <chart:data-point chart:repeated="2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LP</text:p>
              </table:table-cell>
              <table:table-cell office:value-type="string">
                <text:p>WF</text:p>
              </table:table-cell>
              <table:table-cell office:value-type="string">
                <text:p>FFBB</text:p>
              </table:table-cell>
              <table:table-cell office:value-type="string">
                <text:p>ILP - Paper 2</text:p>
              </table:table-cell>
              <table:table-cell office:value-type="string">
                <text:p>WF - Paper 2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2:Sheet1.A22</svg:desc>
                </draw:g>
              </table:table-cell>
              <table:table-cell office:value-type="float" office:value="100">
                <text:p>100</text:p>
                <draw:g>
                  <svg:desc>Sheet1.B2:Sheet1.B22</svg:desc>
                </draw:g>
              </table:table-cell>
              <table:table-cell office:value-type="float" office:value="100">
                <text:p>100</text:p>
                <draw:g>
                  <svg:desc>Sheet1.C2:Sheet1.C22</svg:desc>
                </draw:g>
              </table:table-cell>
              <table:table-cell office:value-type="float" office:value="100">
                <text:p>100</text:p>
                <draw:g>
                  <svg:desc>Sheet1.D2:Sheet1.D22</svg:desc>
                </draw:g>
              </table:table-cell>
              <table:table-cell office:value-type="float" office:value="100">
                <text:p>100</text:p>
                <draw:g>
                  <svg:desc>Sheet1.M2:Sheet1.M22</svg:desc>
                </draw:g>
              </table:table-cell>
              <table:table-cell office:value-type="float" office:value="100">
                <text:p>100</text:p>
                <draw:g>
                  <svg:desc>Sheet1.N2:Sheet1.N22</svg:desc>
                </draw:g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9.85">
                <text:p>99.85</text:p>
              </table:table-cell>
              <table:table-cell office:value-type="float" office:value="99.98">
                <text:p>99.98</text:p>
              </table:table-cell>
              <table:table-cell office:value-type="float" office:value="99.95">
                <text:p>99.95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99.6">
                <text:p>99.6</text:p>
              </table:table-cell>
              <table:table-cell office:value-type="float" office:value="99.6">
                <text:p>99.6</text:p>
              </table:table-cell>
              <table:table-cell office:value-type="float" office:value="99.6">
                <text:p>99.6</text:p>
              </table:table-cell>
              <table:table-cell office:value-type="float" office:value="99.96">
                <text:p>99.9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99.4">
                <text:p>99.4</text:p>
              </table:table-cell>
              <table:table-cell office:value-type="float" office:value="99.4">
                <text:p>99.4</text:p>
              </table:table-cell>
              <table:table-cell office:value-type="float" office:value="98.9">
                <text:p>98.9</text:p>
              </table:table-cell>
              <table:table-cell office:value-type="float" office:value="99.94">
                <text:p>99.9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95.4">
                <text:p>95.4</text:p>
              </table:table-cell>
              <table:table-cell office:value-type="float" office:value="95.1">
                <text:p>95.1</text:p>
              </table:table-cell>
              <table:table-cell office:value-type="float" office:value="91.4">
                <text:p>91.4</text:p>
              </table:table-cell>
              <table:table-cell office:value-type="float" office:value="99.92">
                <text:p>99.9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88.5">
                <text:p>88.5</text:p>
              </table:table-cell>
              <table:table-cell office:value-type="float" office:value="87.6">
                <text:p>87.6</text:p>
              </table:table-cell>
              <table:table-cell office:value-type="float" office:value="77.1">
                <text:p>77.1</text:p>
              </table:table-cell>
              <table:table-cell office:value-type="float" office:value="99">
                <text:p>9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82.1">
                <text:p>82.1</text:p>
              </table:table-cell>
              <table:table-cell office:value-type="float" office:value="79.5">
                <text:p>79.5</text:p>
              </table:table-cell>
              <table:table-cell office:value-type="float" office:value="63.9">
                <text:p>63.9</text:p>
              </table:table-cell>
              <table:table-cell office:value-type="float" office:value="95">
                <text:p>9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72.4">
                <text:p>72.4</text:p>
              </table:table-cell>
              <table:table-cell office:value-type="float" office:value="63.1">
                <text:p>63.1</text:p>
              </table:table-cell>
              <table:table-cell office:value-type="float" office:value="44.6">
                <text:p>44.6</text:p>
              </table:table-cell>
              <table:table-cell office:value-type="float" office:value="89.5">
                <text:p>89.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59.8">
                <text:p>59.8</text:p>
              </table:table-cell>
              <table:table-cell office:value-type="float" office:value="45">
                <text:p>45</text:p>
              </table:table-cell>
              <table:table-cell office:value-type="float" office:value="29.1">
                <text:p>29.1</text:p>
              </table:table-cell>
              <table:table-cell office:value-type="float" office:value="82">
                <text:p>8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53.5">
                <text:p>53.5</text:p>
              </table:table-cell>
              <table:table-cell office:value-type="float" office:value="35.1">
                <text:p>35.1</text:p>
              </table:table-cell>
              <table:table-cell office:value-type="float" office:value="19.9">
                <text:p>19.9</text:p>
              </table:table-cell>
              <table:table-cell office:value-type="float" office:value="74">
                <text:p>7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0.2">
                <text:p>40.2</text:p>
              </table:table-cell>
              <table:table-cell office:value-type="float" office:value="23.6">
                <text:p>23.6</text:p>
              </table:table-cell>
              <table:table-cell office:value-type="float" office:value="13.7">
                <text:p>13.7</text:p>
              </table:table-cell>
              <table:table-cell office:value-type="float" office:value="64">
                <text:p>6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30.1">
                <text:p>30.1</text:p>
              </table:table-cell>
              <table:table-cell office:value-type="float" office:value="15.9">
                <text:p>15.9</text:p>
              </table:table-cell>
              <table:table-cell office:value-type="float" office:value="8.4">
                <text:p>8.4</text:p>
              </table:table-cell>
              <table:table-cell office:value-type="float" office:value="51">
                <text:p>5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19.1">
                <text:p>19.1</text:p>
              </table:table-cell>
              <table:table-cell office:value-type="float" office:value="8.5">
                <text:p>8.5</text:p>
              </table:table-cell>
              <table:table-cell office:value-type="float" office:value="2.7">
                <text:p>2.7</text:p>
              </table:table-cell>
              <table:table-cell office:value-type="float" office:value="38">
                <text:p>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12.7">
                <text:p>12.7</text:p>
              </table:table-cell>
              <table:table-cell office:value-type="float" office:value="5.4">
                <text:p>5.4</text:p>
              </table:table-cell>
              <table:table-cell office:value-type="float" office:value="1.1">
                <text:p>1.1</text:p>
              </table:table-cell>
              <table:table-cell office:value-type="float" office:value="26">
                <text:p>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7.3">
                <text:p>7.3</text:p>
              </table:table-cell>
              <table:table-cell office:value-type="float" office:value="3.2">
                <text:p>3.2</text:p>
              </table:table-cell>
              <table:table-cell office:value-type="float" office:value="0.6">
                <text:p>0.6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.7">
                <text:p>1.7</text:p>
              </table:table-cell>
              <table:table-cell office:value-type="float" office:value="0.4">
                <text:p>0.4</text:p>
              </table:table-cell>
              <table:table-cell office:value-type="float" office:value="10">
                <text:p>1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2.3">
                <text:p>2.3</text:p>
              </table:table-cell>
              <table:table-cell office:value-type="float" office:value="1.1">
                <text:p>1.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0.4">
                <text:p>0.4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  <table:table-cell office:value-type="float" office:value="1.5">
                <text:p>1.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